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áblázat1" style:family="table">
      <style:table-properties style:width="17.013cm" fo:margin-left="0cm" table:align="left"/>
    </style:style>
    <style:style style:name="Táblázat1.A" style:family="table-column">
      <style:table-column-properties style:column-width="1.588cm"/>
    </style:style>
    <style:style style:name="Táblázat1.B" style:family="table-column">
      <style:table-column-properties style:column-width="1.508cm"/>
    </style:style>
    <style:style style:name="Táblázat1.C" style:family="table-column">
      <style:table-column-properties style:column-width="13.917cm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17.013cm" fo:margin-left="0cm" table:align="left"/>
    </style:style>
    <style:style style:name="Táblázat2.A" style:family="table-column">
      <style:table-column-properties style:column-width="1.588cm"/>
    </style:style>
    <style:style style:name="Táblázat2.B" style:family="table-column">
      <style:table-column-properties style:column-width="1.508cm"/>
    </style:style>
    <style:style style:name="Táblázat2.C" style:family="table-column">
      <style:table-column-properties style:column-width="13.917cm"/>
    </style:style>
    <style:style style:name="Táblázat2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97cm" fo:border="0.05pt solid #000000"/>
    </style:style>
    <style:style style:name="Táblázat3" style:family="table">
      <style:table-properties style:width="17cm" table:align="margins"/>
    </style:style>
    <style:style style:name="Táblázat3.A" style:family="table-column">
      <style:table-column-properties style:column-width="17cm" style:rel-column-width="65535*"/>
    </style:style>
    <style:style style:name="Táblázat3.A1" style:family="table-cell">
      <style:table-cell-properties fo:padding="0.097cm" fo:border="0.05pt solid #000000"/>
    </style:style>
    <style:style style:name="Táblázat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86ec" officeooo:paragraph-rsid="001286ec"/>
    </style:style>
    <style:style style:name="P2" style:family="paragraph" style:parent-style-name="Standard">
      <style:text-properties officeooo:rsid="001286ec" officeooo:paragraph-rsid="0013877a"/>
    </style:style>
    <style:style style:name="P3" style:family="paragraph" style:parent-style-name="Standard">
      <style:text-properties fo:font-weight="bold" officeooo:rsid="001286ec" officeooo:paragraph-rsid="001286ec" style:font-weight-asian="bold" style:font-weight-complex="bold"/>
    </style:style>
    <style:style style:name="P4" style:family="paragraph" style:parent-style-name="Standard">
      <style:text-properties fo:font-weight="bold" officeooo:rsid="0013877a" officeooo:paragraph-rsid="0013877a" style:font-weight-asian="bold" style:font-weight-complex="bold"/>
    </style:style>
    <style:style style:name="P5" style:family="paragraph" style:parent-style-name="Standard">
      <style:text-properties fo:font-weight="bold" officeooo:rsid="0013877a" officeooo:paragraph-rsid="0015362b" style:font-weight-asian="bold" style:font-weight-complex="bold"/>
    </style:style>
    <style:style style:name="P6" style:family="paragraph" style:parent-style-name="Standard">
      <style:text-properties fo:font-weight="bold" officeooo:rsid="0015362b" officeooo:paragraph-rsid="0015362b" style:font-weight-asian="bold" style:font-weight-complex="bold"/>
    </style:style>
    <style:style style:name="P7" style:family="paragraph" style:parent-style-name="Standard">
      <style:text-properties fo:font-weight="bold" officeooo:rsid="0015362b" officeooo:paragraph-rsid="00159e69" style:font-weight-asian="bold" style:font-weight-complex="bold"/>
    </style:style>
    <style:style style:name="P8" style:family="paragraph" style:parent-style-name="Standard">
      <style:text-properties officeooo:rsid="0013877a" officeooo:paragraph-rsid="0013877a"/>
    </style:style>
    <style:style style:name="P9" style:family="paragraph" style:parent-style-name="Standard">
      <style:text-properties fo:font-weight="normal" officeooo:rsid="0013877a" officeooo:paragraph-rsid="0013877a" style:font-weight-asian="normal" style:font-weight-complex="normal"/>
    </style:style>
    <style:style style:name="P10" style:family="paragraph" style:parent-style-name="Standard">
      <style:text-properties fo:font-weight="normal" officeooo:rsid="0015362b" officeooo:paragraph-rsid="0015362b" style:font-weight-asian="normal" style:font-weight-complex="normal"/>
    </style:style>
    <style:style style:name="P11" style:family="paragraph" style:parent-style-name="Standard">
      <style:text-properties fo:font-weight="normal" officeooo:rsid="0015683c" officeooo:paragraph-rsid="0015683c" style:font-weight-asian="normal" style:font-weight-complex="normal"/>
    </style:style>
    <style:style style:name="P12" style:family="paragraph" style:parent-style-name="Standard">
      <style:text-properties fo:font-style="italic" fo:font-weight="bold" officeooo:rsid="0013877a" officeooo:paragraph-rsid="0013877a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normal" officeooo:rsid="0013877a" officeooo:paragraph-rsid="0013877a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officeooo:rsid="0013877a" officeooo:paragraph-rsid="0013877a" style:font-style-asian="italic" style:font-style-complex="italic"/>
    </style:style>
    <style:style style:name="P15" style:family="paragraph" style:parent-style-name="Standard">
      <style:text-properties fo:font-style="italic" officeooo:rsid="001286ec" officeooo:paragraph-rsid="001286ec" style:font-style-asian="italic" style:font-style-complex="italic"/>
    </style:style>
    <style:style style:name="P16" style:family="paragraph" style:parent-style-name="Table_20_Contents">
      <style:text-properties officeooo:rsid="0015683c" officeooo:paragraph-rsid="0015683c"/>
    </style:style>
    <style:style style:name="P17" style:family="paragraph" style:parent-style-name="Table_20_Contents">
      <style:text-properties officeooo:rsid="00159e69" officeooo:paragraph-rsid="00159e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877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362b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3877a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3877a" style:font-style-asian="italic" style:font-weight-asian="normal" style:font-style-complex="italic" style:font-weight-complex="normal"/>
    </style:style>
    <style:style style:name="T9" style:family="text">
      <style:text-properties officeooo:rsid="0015362b"/>
    </style:style>
    <style:style style:name="T10" style:family="text">
      <style:text-properties officeooo:rsid="0015683c"/>
    </style:style>
    <style:style style:name="T11" style:family="text">
      <style:text-properties officeooo:rsid="00159e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. </text:span>A hálózatunkban szereplő szerverek és host gép címei</text:p>
      <text:p text:style-name="P1"><text:tab/><text:span text:style-name="T1">Windows szerver:192.168.100.1/24</text:span></text:p>
      <text:p text:style-name="P3"><text:tab/>Ubuntu(webszerver):192.168.2.246 /22</text:p>
      <text:p text:style-name="P3"><text:tab/>Ubuntu(hoszt):192.168.0.112/22</text:p>
      <text:p text:style-name="P3"/>
      <text:p text:style-name="P3"><text:tab/>Alhálózati átjáró:192.168.0.254</text:p>
      <text:p text:style-name="P1"/>
      <text:p text:style-name="P1"><text:span text:style-name="T2">2. </text:span>A hálózat és elérés tesztelését ping-eléssel fogjuk tesztelni!<text:line-break/><text:tab/><text:span text:style-name="T1">Host → Host : 0,046-0,061ms</text:span></text:p>
      <text:p text:style-name="P1"><text:tab/><text:tab/><text:span text:style-name="T5">ping -c 4 192.168.0.112</text:span></text:p>
      <text:p text:style-name="P15"><text:tab/><text:tab/>PING 192.168.0.112 (192.168.0.112) 56(84) bytes of data.</text:p>
      <text:p text:style-name="P15"><text:tab/><text:tab/>64 bytes from 192.168.0.112: icmp_seq=1 ttl=64 time=0.056 ms</text:p>
      <text:p text:style-name="P15"><text:tab/><text:tab/>64 bytes from 192.168.0.112: icmp_seq=2 ttl=64 time=0.061 ms</text:p>
      <text:p text:style-name="P15"><text:tab/><text:tab/>64 bytes from 192.168.0.112: icmp_seq=3 ttl=64 time=0.052 ms</text:p>
      <text:p text:style-name="P15"><text:tab/><text:tab/>64 bytes from 192.168.0.112: icmp_seq=4 ttl=64 time=0.045 ms</text:p>
      <text:p text:style-name="P15"/>
      <text:p text:style-name="P15"><text:tab/><text:tab/><text:tab/><text:tab/>--- 192.168.0.112 ping statistics ---</text:p>
      <text:p text:style-name="P15"><text:tab/><text:tab/>4 packets transmitted, 4 received, 0% packet loss, time 3059ms</text:p>
      <text:p text:style-name="P15"><text:tab/><text:tab/>rtt min/avg/max/mdev = 0.045/0.053/0.061/0.009 ms</text:p>
      <text:p text:style-name="P1"/>
      <text:p text:style-name="P1"><text:tab/><text:span text:style-name="T1">Host → Webszerver: 0,219-0,800ms</text:span></text:p>
      <text:p text:style-name="P2"><text:span text:style-name="T1"><text:tab/><text:tab/></text:span><text:span text:style-name="T8">ping -c 4 192.168.0.112</text:span></text:p>
      <text:p text:style-name="P13"><text:tab/><text:tab/>PING 192.168.0.112 (192.168.0.112) 56(84) bytes of data.</text:p>
      <text:p text:style-name="P13"><text:tab/><text:tab/>64 bytes from 192.168.0.112: icmp_seq=1 ttl=64 time=0.056 ms</text:p>
      <text:p text:style-name="P13"><text:tab/><text:tab/>64 bytes from 192.168.0.112: icmp_seq=2 ttl=64 time=0.061 ms</text:p>
      <text:p text:style-name="P13"><text:tab/><text:tab/>64 bytes from 192.168.0.112: icmp_seq=3 ttl=64 time=0.052 ms</text:p>
      <text:p text:style-name="P13"><text:tab/><text:tab/>64 bytes from 192.168.0.112: icmp_seq=4 ttl=64 time=0.045 ms</text:p>
      <text:p text:style-name="P13"/>
      <text:p text:style-name="P13"><text:tab/><text:tab/>--- 192.168.0.112 ping statistics ---</text:p>
      <text:p text:style-name="P13"><text:tab/><text:tab/>4 packets transmitted, 4 received, 0% packet loss, time 3059ms</text:p>
      <text:p text:style-name="P13"><text:tab/><text:tab/>rtt min/avg/max/mdev = 0.045/0.053/0.061/0.009 ms</text:p>
      <text:p text:style-name="P1"><text:tab/><text:span text:style-name="T1">Host → Windows szerver: 7,41-11,6ms</text:span></text:p>
      <text:p text:style-name="P2"><text:tab/><text:tab/><text:span text:style-name="T6">ping -c 4 192.168.100.1</text:span></text:p>
      <text:p text:style-name="P14"><text:tab/><text:tab/>PING 192.168.100.1 (192.168.100.1) 56(84) bytes of data.</text:p>
      <text:p text:style-name="P14"><text:tab/><text:tab/>64 bytes from 192.168.100.1: icmp_seq=1 ttl=61 time=7.41 ms</text:p>
      <text:p text:style-name="P14"><text:tab/><text:tab/>64 bytes from 192.168.100.1: icmp_seq=2 ttl=61 time=10.3 ms</text:p>
      <text:p text:style-name="P14"><text:tab/><text:tab/>64 bytes from 192.168.100.1: icmp_seq=3 ttl=61 time=9.65 ms</text:p>
      <text:p text:style-name="P14"><text:tab/><text:tab/>64 bytes from 192.168.100.1: icmp_seq=4 ttl=61 time=11.6 ms</text:p>
      <text:p text:style-name="P14"/>
      <text:p text:style-name="P14"><text:tab/><text:tab/><text:tab/>--- 192.168.100.1 ping statistics ---</text:p>
      <text:p text:style-name="P14"><text:tab/><text:tab/>4 packets transmitted, 4 received, 0% packet loss, time 3004ms</text:p>
      <text:p text:style-name="P14"><text:tab/><text:tab/>rtt min/avg/max/mdev = 7.416/9.776/11.662/1.543 ms</text:p>
      <text:p text:style-name="P3"><text:tab/>Host → Google DNS: <text:span text:style-name="T2">12,8-19,6ms</text:span></text:p>
      <text:p text:style-name="P2"><text:tab/><text:tab/><text:span text:style-name="T6">ping -c 4 8.8.8.8</text:span></text:p>
      <text:p text:style-name="P14"><text:tab/><text:tab/>PING 8.8.8.8 (8.8.8.8) 56(84) bytes of data.</text:p>
      <text:p text:style-name="P14"><text:tab/><text:tab/>64 bytes from 8.8.8.8: icmp_seq=1 ttl=55 time=12.8 ms</text:p>
      <text:p text:style-name="P14"><text:tab/><text:tab/>64 bytes from 8.8.8.8: icmp_seq=2 ttl=55 time=19.6 ms</text:p>
      <text:p text:style-name="P14"><text:tab/><text:tab/>64 bytes from 8.8.8.8: icmp_seq=3 ttl=55 time=14.8 ms</text:p>
      <text:p text:style-name="P14"><text:tab/><text:tab/>64 bytes from 8.8.8.8: icmp_seq=4 ttl=55 time=17.4 ms</text:p>
      <text:p text:style-name="P14"/>
      <text:p text:style-name="P14"><text:tab/><text:tab/><text:tab/>--- 8.8.8.8 ping statistics ---</text:p>
      <text:p text:style-name="P14"><text:tab/><text:tab/>4 packets transmitted, 4 received, 0% packet loss, time 3005ms</text:p>
      <text:p text:style-name="P14"><text:soft-page-break/><text:tab/><text:tab/>rtt min/avg/max/mdev = 12.802/16.196/19.662/2.606 ms</text:p>
      <text:p text:style-name="P8"><text:tab/><text:span text:style-name="T1">Hoszt → átjáró: 0,273-0,295ms</text:span></text:p>
      <text:p text:style-name="P9"><text:tab/><text:tab/><text:span text:style-name="T5">ping -c 4 192.168.0.254</text:span></text:p>
      <text:p text:style-name="P13"><text:tab/><text:tab/>PING 192.168.0.254 (192.168.0.254) 56(84) bytes of data.</text:p>
      <text:p text:style-name="P13"><text:tab/><text:tab/>64 bytes from 192.168.0.254: icmp_seq=1 ttl=64 time=0.273 ms</text:p>
      <text:p text:style-name="P13"><text:tab/><text:tab/>64 bytes from 192.168.0.254: icmp_seq=2 ttl=64 time=0.284 ms</text:p>
      <text:p text:style-name="P13"><text:tab/><text:tab/>64 bytes from 192.168.0.254: icmp_seq=3 ttl=64 time=0.295 ms</text:p>
      <text:p text:style-name="P13"><text:tab/><text:tab/>64 bytes from 192.168.0.254: icmp_seq=4 ttl=64 time=0.284 ms</text:p>
      <text:p text:style-name="P13"/>
      <text:p text:style-name="P13"><text:tab/><text:tab/>--- 192.168.0.254 ping statistics ---</text:p>
      <text:p text:style-name="P13"><text:tab/><text:tab/>4 packets transmitted, 4 received, 0% packet loss, time 3056ms</text:p>
      <text:p text:style-name="P13"><text:tab/><text:tab/>rtt min/avg/max/mdev = 0.273/0.284/0.295/0.007 ms</text:p>
      <text:p text:style-name="P9">3-<text:span text:style-name="T10">4</text:span>. A tesztelni kívánt hálózat eszközeinek a portjait az nmap-programcsomaggal tudjuk ellenőrizni.</text:p>
      <text:p text:style-name="P5"><text:tab/></text:p>
      <text:p text:style-name="P5"><text:tab/>Hoszt : <text:span text:style-name="T3">A nyitott portjai a </text:span>22/tcp port.<text:span text:style-name="T3"> Ez az </text:span>ssh<text:span text:style-name="T3"> elérés portja.</text:span></text:p>
      <text:p text:style-name="P4"><text:span text:style-name="T3"><text:tab/><text:tab/><text:tab/></text:span><text:span text:style-name="T7">nmap 192.168.0.112</text:span></text:p>
      <text:p text:style-name="P12"><text:span text:style-name="T3"/></text:p>
      <text:p text:style-name="P12"><text:span text:style-name="T3"><text:tab/><text:tab/><text:tab/>Starting Nmap 7.01 ( https://nmap.org ) at 2018-05-31 11:38 CEST</text:span></text:p>
      <text:p text:style-name="P12"><text:span text:style-name="T3"><text:tab/><text:tab/><text:tab/>Nmap scan report for 192.168.0.112</text:span></text:p>
      <text:p text:style-name="P12"><text:span text:style-name="T3"><text:tab/><text:tab/><text:tab/>Host is up (0.000079s latency).</text:span></text:p>
      <text:p text:style-name="P12"><text:span text:style-name="T3"><text:tab/><text:tab/><text:tab/>Not shown: 999 closed ports</text:span></text:p>
      <text:p text:style-name="P12"><text:span text:style-name="T3"><text:tab/><text:tab/><text:tab/>PORT <text:s text:c="2"/>STATE SERVICE</text:span></text:p>
      <text:p text:style-name="P12"><text:span text:style-name="T3"><text:tab/><text:tab/><text:tab/>22/tcp open <text:s/>ssh</text:span></text:p>
      <text:p text:style-name="P12"><text:span text:style-name="T3"/></text:p>
      <text:p text:style-name="P12"><text:span text:style-name="T3"><text:tab/><text:tab/><text:tab/>Nmap done: 1 IP address (1 host up) scanned in 0.09 seconds</text:span></text:p>
      <text:p text:style-name="P5"><text:tab/></text:p>
      <text:p text:style-name="P5"><text:tab/>Webszerver: <text:span text:style-name="T3">A nyitott portjai a </text:span>22/tcp és a 80/tcp portok. <text:span text:style-name="T3">Ezek az </text:span>ssh és a http<text:span text:style-name="T3"> portok sorrendben.</text:span></text:p>
      <text:p text:style-name="P9"><text:tab/><text:tab/><text:tab/><text:span text:style-name="T5">nmap 192.168.2.146</text:span></text:p>
      <text:p text:style-name="P13"/>
      <text:p text:style-name="P13"><text:tab/><text:tab/><text:tab/>Starting Nmap 7.01 ( https://nmap.org ) at 2018-05-31 11:39 CEST</text:p>
      <text:p text:style-name="P13"><text:tab/><text:tab/><text:tab/>Nmap scan report for 192.168.2.146</text:p>
      <text:p text:style-name="P13"><text:tab/><text:tab/><text:tab/>Host is up (0.0016s latency).</text:p>
      <text:p text:style-name="P13"><text:tab/><text:tab/><text:tab/>Not shown: 998 closed ports</text:p>
      <text:p text:style-name="P13"><text:tab/><text:tab/><text:tab/>PORT <text:s text:c="2"/>STATE SERVICE</text:p>
      <text:p text:style-name="P13"><text:tab/><text:tab/><text:tab/>22/tcp open <text:s/>ssh</text:p>
      <text:p text:style-name="P13"><text:tab/><text:tab/><text:tab/>80/tcp open <text:s/>http</text:p>
      <text:p text:style-name="P13"/>
      <text:p text:style-name="P13"><text:tab/><text:tab/><text:tab/>Nmap done: 1 IP address (1 host up) scanned in 0.07 seconds</text:p>
      <text:p text:style-name="P13"/>
      <text:p text:style-name="P4"><text:tab/>Windows: <text:span text:style-name="T4">A Windows szerveren a következő portok vannak nyitva: </text:span><text:span text:style-name="T9">80/tcp, 515/tcp és a 9100/tcp portok.</text:span><text:span text:style-name="T4"> Ezek </text:span><text:span text:style-name="T9">http, hálózati nyomtatás és a jetdirect</text:span><text:span text:style-name="T4"> protokoljai sorrendben.</text:span></text:p>
      <text:p text:style-name="P5"><text:span text:style-name="T4"><text:tab/><text:tab/><text:tab/>nmap 192.168.100.1</text:span></text:p>
      <text:p text:style-name="P6"><text:span text:style-name="T4"/></text:p>
      <text:p text:style-name="P6"><text:span text:style-name="T3"><text:tab/><text:tab/><text:tab/>Starting Nmap 7.01 ( https://nmap.org ) at 2018-05-31 11:42 CEST</text:span></text:p>
      <text:p text:style-name="P6"><text:span text:style-name="T3"><text:tab/><text:tab/><text:tab/>Nmap scan report for 192.168.100.1</text:span></text:p>
      <text:p text:style-name="P6"><text:span text:style-name="T3"><text:tab/><text:tab/><text:tab/>Host is up (0.67s latency).</text:span></text:p>
      <text:p text:style-name="P6"><text:span text:style-name="T3"><text:tab/><text:tab/><text:tab/>Not shown: 997 closed ports</text:span></text:p>
      <text:p text:style-name="P6"><text:span text:style-name="T3"><text:tab/><text:tab/><text:tab/>PORT <text:s text:c="4"/>STATE SERVICE</text:span></text:p>
      <text:p text:style-name="P6"><text:span text:style-name="T3"><text:tab/><text:tab/><text:tab/>80/tcp <text:s text:c="2"/>open <text:s/>http</text:span></text:p>
      <text:p text:style-name="P6"><text:span text:style-name="T3"><text:tab/><text:tab/><text:tab/>515/tcp <text:s/>open <text:s/>printer</text:span></text:p>
      <text:p text:style-name="P6"><text:span text:style-name="T3"><text:tab/><text:tab/><text:tab/>9100/tcp open <text:s/>jetdirect</text:span></text:p>
      <text:p text:style-name="P6"><text:soft-page-break/><text:span text:style-name="T3"/></text:p>
      <text:p text:style-name="P6"><text:span text:style-name="T3"><text:tab/><text:tab/><text:tab/>Nmap done: 1 IP address (1 host up) scanned in 115.61 seconds</text:span></text:p>
      <text:p text:style-name="P4"/>
      <text:p text:style-name="P4"><text:tab/>Google DNS: <text:span text:style-name="T4">A Google által működtetett DNS-szerver nyitott portjai <text:s/>következők: </text:span><text:span text:style-name="T9">53/tcp és a 443/tcp portok.</text:span><text:span text:style-name="T4"> Ezek a </text:span><text:span text:style-name="T9">domain controller és a https protokolok</text:span><text:span text:style-name="T4"> portjai sorrendben.</text:span></text:p>
      <text:p text:style-name="P5"><text:tab/><text:tab/><text:tab/><text:span text:style-name="T4">nmap 8.8.8.8</text:span></text:p>
      <text:p text:style-name="P6"><text:span text:style-name="T4"/></text:p>
      <text:p text:style-name="P6"><text:span text:style-name="T3"><text:tab/><text:tab/><text:tab/>Starting Nmap 7.01 ( https://nmap.org ) at 2018-05-31 11:43 CEST</text:span></text:p>
      <text:p text:style-name="P6"><text:span text:style-name="T3"><text:tab/><text:tab/><text:tab/>Nmap scan report for google-public-dns-a.google.com (8.8.8.8)</text:span></text:p>
      <text:p text:style-name="P6"><text:span text:style-name="T3"><text:tab/><text:tab/><text:tab/>Host is up (0.089s latency).</text:span></text:p>
      <text:p text:style-name="P6"><text:span text:style-name="T3"><text:tab/><text:tab/><text:tab/>Not shown: 998 filtered ports</text:span></text:p>
      <text:p text:style-name="P6"><text:span text:style-name="T3"><text:tab/><text:tab/><text:tab/>PORT <text:s text:c="3"/>STATE SERVICE</text:span></text:p>
      <text:p text:style-name="P6"><text:span text:style-name="T3"><text:tab/><text:tab/><text:tab/>53/tcp <text:s/>open <text:s/>domain</text:span></text:p>
      <text:p text:style-name="P6"><text:span text:style-name="T3"><text:tab/><text:tab/><text:tab/>443/tcp open <text:s/>https</text:span></text:p>
      <text:p text:style-name="P6"><text:span text:style-name="T3"/></text:p>
      <text:p text:style-name="P6"><text:span text:style-name="T3"><text:tab/><text:tab/><text:tab/>Nmap done: 1 IP address (1 host up) scanned in 41.25 seconds</text:span></text:p>
      <text:p text:style-name="P4"/>
      <text:p text:style-name="P4"><text:tab/>átjáró: <text:span text:style-name="T4">A z átjátó nyitott portjao a </text:span><text:span text:style-name="T9">22/tcp, 53/tcp, 80/tcp és a 666/tcp portok.</text:span><text:span text:style-name="T4"> Ezek az </text:span><text:span text:style-name="T9">ssh elérés, a domain controller, a http és a doom protokolok</text:span><text:span text:style-name="T4"> portjai sorrendben.</text:span></text:p>
      <text:p text:style-name="P5"><text:tab/><text:tab/><text:tab/><text:span text:style-name="T4">nmap 192.168.0.254</text:span></text:p>
      <text:p text:style-name="P6"/>
      <text:p text:style-name="P10"><text:tab/><text:tab/><text:tab/>Starting Nmap 7.01 ( https://nmap.org ) at 2018-05-31 11:43 CEST</text:p>
      <text:p text:style-name="P10"><text:tab/><text:tab/><text:tab/>Nmap scan report for 192.168.0.254</text:p>
      <text:p text:style-name="P10"><text:tab/><text:tab/><text:tab/>Host is up (0.00037s latency).</text:p>
      <text:p text:style-name="P10"><text:tab/><text:tab/><text:tab/>Not shown: 996 filtered ports</text:p>
      <text:p text:style-name="P10"><text:tab/><text:tab/><text:tab/>PORT <text:s text:c="3"/>STATE SERVICE</text:p>
      <text:p text:style-name="P10"><text:tab/><text:tab/><text:tab/>22/tcp <text:s/>open <text:s/>ssh</text:p>
      <text:p text:style-name="P10"><text:tab/><text:tab/><text:tab/>53/tcp <text:s/>open <text:s/>domain</text:p>
      <text:p text:style-name="P10"><text:tab/><text:tab/><text:tab/>80/tcp <text:s/>open <text:s/>http</text:p>
      <text:p text:style-name="P10"><text:tab/><text:tab/><text:tab/>666/tcp open <text:s/>doom</text:p>
      <text:p text:style-name="P10"/>
      <text:p text:style-name="P10"><text:tab/><text:tab/><text:tab/>Nmap done: 1 IP address (1 host up) scanned in 4.45 seconds</text:p>
      <text:p text:style-name="P11">Ezeket a portokat meg lehet változtatni biztonsági okokból, de meg is lehet védeni a külső támadásoktól.</text:p>
      <text:p text:style-name="P11"><text:tab/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16">szám</text:p>
          </table:table-cell>
          <table:table-cell table:style-name="Táblázat1.A1" office:value-type="string">
            <text:p text:style-name="P16">típus</text:p>
          </table:table-cell>
          <table:table-cell table:style-name="Táblázat1.C1" office:value-type="string">
            <text:p text:style-name="P16">feladat</text:p>
          </table:table-cell>
        </table:table-row>
        <table:table-row>
          <table:table-cell table:style-name="Táblázat1.A2" office:value-type="string">
            <text:p text:style-name="P16">22</text:p>
          </table:table-cell>
          <table:table-cell table:style-name="Táblázat1.A2" office:value-type="string">
            <text:p text:style-name="P16">tcp</text:p>
          </table:table-cell>
          <table:table-cell table:style-name="Táblázat1.C2" office:value-type="string">
            <text:p text:style-name="P16">SSH- Secure Shell Protokol → Biztonságos távoli vezérlés egyik fajtája</text:p>
          </table:table-cell>
        </table:table-row>
        <table:table-row>
          <table:table-cell table:style-name="Táblázat1.A2" office:value-type="string">
            <text:p text:style-name="P16">53</text:p>
          </table:table-cell>
          <table:table-cell table:style-name="Táblázat1.A2" office:value-type="string">
            <text:p text:style-name="P16">tcp</text:p>
          </table:table-cell>
          <table:table-cell table:style-name="Táblázat1.C2" office:value-type="string">
            <text:p text:style-name="P16">Domain → A hálózaton működő Domain controller portja</text:p>
          </table:table-cell>
        </table:table-row>
        <table:table-row>
          <table:table-cell table:style-name="Táblázat1.A2" office:value-type="string">
            <text:p text:style-name="P16">80</text:p>
          </table:table-cell>
          <table:table-cell table:style-name="Táblázat1.A2" office:value-type="string">
            <text:p text:style-name="P16">tcp</text:p>
          </table:table-cell>
          <table:table-cell table:style-name="Táblázat1.C2" office:value-type="string">
            <text:p text:style-name="P16">HTTP → A webszerver átlagos portja.</text:p>
          </table:table-cell>
        </table:table-row>
        <table:table-row>
          <table:table-cell table:style-name="Táblázat1.A2" office:value-type="string">
            <text:p text:style-name="P16">443</text:p>
          </table:table-cell>
          <table:table-cell table:style-name="Táblázat1.A2" office:value-type="string">
            <text:p text:style-name="P16">tcp</text:p>
          </table:table-cell>
          <table:table-cell table:style-name="Táblázat1.C2" office:value-type="string">
            <text:p text:style-name="P16">HTTPS → A webszerver biztonságos portja.</text:p>
          </table:table-cell>
        </table:table-row>
        <table:table-row>
          <table:table-cell table:style-name="Táblázat1.A2" office:value-type="string">
            <text:p text:style-name="P16">515</text:p>
          </table:table-cell>
          <table:table-cell table:style-name="Táblázat1.A2" office:value-type="string">
            <text:p text:style-name="P16">tcp</text:p>
          </table:table-cell>
          <table:table-cell table:style-name="Táblázat1.C2" office:value-type="string">
            <text:p text:style-name="P16">PRINTER → A hálózati nyomtató vezérléséért felelős port.</text:p>
          </table:table-cell>
        </table:table-row>
        <table:table-row>
          <table:table-cell table:style-name="Táblázat1.A2" office:value-type="string">
            <text:p text:style-name="P16">666</text:p>
          </table:table-cell>
          <table:table-cell table:style-name="Táblázat1.A2" office:value-type="string">
            <text:p text:style-name="P16">tcp</text:p>
          </table:table-cell>
          <table:table-cell table:style-name="Táblázat1.C2" office:value-type="string">
            <text:p text:style-name="P16">DOOM </text:p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row>
          <table:table-cell table:style-name="Táblázat2.A1" office:value-type="string">
            <text:p text:style-name="P16">9100</text:p>
          </table:table-cell>
          <table:table-cell table:style-name="Táblázat2.A1" office:value-type="string">
            <text:p text:style-name="P16">tcp</text:p>
          </table:table-cell>
          <table:table-cell table:style-name="Táblázat2.C1" office:value-type="string">
            <text:p text:style-name="P7"><text:span text:style-name="T3">jetdirect</text:span></text:p>
          </table:table-cell>
        </table:table-row>
      </table:table>
      <text:p text:style-name="P11"/>
      <text:p text:style-name="P11">5. A használt Host számítógép <text:span text:style-name="T11">ARP táblája</text:span></text:p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7">? (192.168.0.254) at c8:3a:35:d4:43:da [ether] on enp2s0</text:p>
          </table:table-cell>
        </table:table-row>
        <table:table-row>
          <table:table-cell table:style-name="Táblázat3.A2" office:value-type="string">
            <text:p text:style-name="P17">? (192.168.2.246) at &lt;incomplete&gt; on enp2s0</text:p>
          </table:table-cell>
        </table:table-row>
        <table:table-row>
          <table:table-cell table:style-name="Táblázat3.A2" office:value-type="string">
            <text:p text:style-name="P17">? (192.168.0.100) at d8:cb:8a:38:5d:24 [ether] on enp2s0</text:p>
          </table:table-cell>
        </table:table-row>
        <text:soft-page-break/>
        <table:table-row>
          <table:table-cell table:style-name="Táblázat3.A2" office:value-type="string">
            <text:p text:style-name="P17">? (192.168.2.146) at 08:00:27:02:b1:55 [ether] on enp2s0</text:p>
          </table:table-cell>
        </table:table-row>
        <table:table-row>
          <table:table-cell table:style-name="Táblázat3.A2" office:value-type="string">
            <text:p text:style-name="Table_20_Contents"/>
          </table:table-cell>
        </table:table-row>
        <table:table-row>
          <table:table-cell table:style-name="Táblázat3.A2" office:value-type="string">
            <text:p text:style-name="Table_20_Contents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1:20:51.070257245</meta:creation-date>
    <dc:date>2018-05-31T12:06:13.220156401</dc:date>
    <meta:editing-duration>PT1M26S</meta:editing-duration>
    <meta:editing-cycles>1</meta:editing-cycles>
    <meta:document-statistic meta:table-count="3" meta:image-count="0" meta:object-count="0" meta:page-count="4" meta:paragraph-count="141" meta:word-count="838" meta:character-count="5905" meta:non-whitespace-character-count="4918"/>
    <meta:generator>LibreOffice/5.1.6.2$Linux_X86_64 LibreOffice_project/10m0$Build-2</meta:generator>
  </office:meta>
</office:document-meta>
</file>